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2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owar/usługa</text:p>
          </table:table-cell>
          <table:table-cell office:value-type="string" calcext:value-type="string">
            <text:p>Sztuk</text:p>
          </table:table-cell>
          <table:table-cell office:value-type="string" calcext:value-type="string">
            <text:p>Cena (zł)</text:p>
          </table:table-cell>
          <table:table-cell office:value-type="string" calcext:value-type="string">
            <text:p>Łącznie</text:p>
          </table:table-cell>
        </table:table-row>
        <table:table-row table:style-name="ro1">
          <table:table-cell office:value-type="string" calcext:value-type="string">
            <text:p>pamięci DDR3 8GB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formula="of:=[.B2]*[.C2]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Monitor 27’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3]*[.C3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bel DVI-D 1 m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B4]*[.C4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DMI-długi – 5m pozłacany wtyk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formula="of:=[.B5]*[.C5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klawiatury USB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formula="of:=[.B6]*[.C6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torba na laptopa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B7]*[.C7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lecak na laptopa 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B8]*[.C8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Wyjazd konferencyjny (ISMB ECCB 2017)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formula="of:=[.B9]*[.C9]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Zainstalowanie I modyfikacja shiny server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table:formula="of:=[.B10]*[.C10]" office:value-type="float" office:value="7000" calcext:value-type="float">
            <text:p>7000</text:p>
          </table:table-cell>
        </table:table-row>
        <table:table-row table:style-name="ro1">
          <table:table-cell table:number-columns-repeated="3"/>
          <table:table-cell table:formula="of:=SUM([.D2:.D10])" office:value-type="float" office:value="16560" calcext:value-type="float">
            <text:p>165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8:00:45.514374019</meta:creation-date>
    <dc:date>2017-03-28T08:14:15.563575353</dc:date>
    <meta:editing-duration>PT2M59S</meta:editing-duration>
    <meta:editing-cycles>1</meta:editing-cycles>
    <meta:document-statistic meta:table-count="1" meta:cell-count="41" meta:object-count="0"/>
    <meta:generator>LibreOffice/5.1.6.2$Linux_X86_64 LibreOffice_project/10m0$Build-2</meta:generator>
  </office:meta>
</office:document-meta>
</file>